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9e1c" officeooo:paragraph-rsid="00099e1c"/>
    </style:style>
    <style:style style:name="P2" style:family="paragraph" style:parent-style-name="Standard">
      <style:text-properties officeooo:rsid="00099e1c" officeooo:paragraph-rsid="000cc241"/>
    </style:style>
    <style:style style:name="P3" style:family="paragraph" style:parent-style-name="Standard">
      <style:text-properties officeooo:rsid="000aa138" officeooo:paragraph-rsid="000aa138"/>
    </style:style>
    <style:style style:name="P4" style:family="paragraph" style:parent-style-name="Standard">
      <style:text-properties officeooo:rsid="000cc241" officeooo:paragraph-rsid="000cc241"/>
    </style:style>
    <style:style style:name="P5" style:family="paragraph" style:parent-style-name="Standard">
      <style:text-properties officeooo:rsid="000e4fcf" officeooo:paragraph-rsid="000e4fcf"/>
    </style:style>
    <style:style style:name="P6" style:family="paragraph" style:parent-style-name="Standard">
      <style:text-properties officeooo:rsid="000f57af" officeooo:paragraph-rsid="000f57af"/>
    </style:style>
    <style:style style:name="P7" style:family="paragraph" style:parent-style-name="Standard">
      <style:text-properties officeooo:rsid="000e4fcf" officeooo:paragraph-rsid="000e4fcf"/>
    </style:style>
    <style:style style:name="P8" style:family="paragraph" style:parent-style-name="Standard">
      <style:text-properties officeooo:rsid="00124de7" officeooo:paragraph-rsid="00124de7"/>
    </style:style>
    <style:style style:name="T1" style:family="text">
      <style:text-properties officeooo:rsid="0011eb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IMEIRO TURNO</text:p>
      <text:p text:style-name="P4"/>
      <text:p text:style-name="P4">Real Madrid x Barcelona</text:p>
      <text:p text:style-name="P4">Atlético Madrid x Bayern</text:p>
      <text:p text:style-name="P4">Juventus x Manchester United</text:p>
      <text:p text:style-name="P4">Arsenal x Paris Saint-Germain</text:p>
      <text:p text:style-name="P4"/>
      <text:p text:style-name="P4">Bayern x Real Madrid</text:p>
      <text:p text:style-name="P4">Barcelona x Atlético Madrid</text:p>
      <text:p text:style-name="P4">Paris Saint-Germain x Juventus</text:p>
      <text:p text:style-name="P4">Manchester United x Arsenal</text:p>
      <text:p text:style-name="P2"/>
      <text:p text:style-name="P5">Real Madrid x Atlético Madrid</text:p>
      <text:p text:style-name="P5">Bayern x Barcelona</text:p>
      <text:p text:style-name="P5">Arsenal x Juventus</text:p>
      <text:p text:style-name="P5">Manchester United x Paris Saint-Germain</text:p>
      <text:p text:style-name="P5"/>
      <text:p text:style-name="P5">Juventus x Real Madrid</text:p>
      <text:p text:style-name="P5">Barcelona x Manchester United</text:p>
      <text:p text:style-name="P5">Paris Saint-Germain x Bayern</text:p>
      <text:p text:style-name="P5">Atlético Madrid x Arsenal</text:p>
      <text:p text:style-name="P5"/>
      <text:p text:style-name="P5">Real Madrid x Manchester United</text:p>
      <text:p text:style-name="P5">Barcelona x Juventus</text:p>
      <text:p text:style-name="P5">Bayern x Arsenal</text:p>
      <text:p text:style-name="P5">Atlético Madrid x Paris Saint-Germain</text:p>
      <text:p text:style-name="P5"/>
      <text:p text:style-name="P6">Paris Saint-Germain x Real Madrid </text:p>
      <text:p text:style-name="P6">Arsenal x Barcelona</text:p>
      <text:p text:style-name="P6">Juventus x Bayern </text:p>
      <text:p text:style-name="P6">Manchester United x Atlético Madrid</text:p>
      <text:p text:style-name="P1"/>
      <text:p text:style-name="P6">Real Madrid x Arsenal</text:p>
      <text:p text:style-name="P6">Barcelona x Paris Saint-Germain</text:p>
      <text:p text:style-name="P6">Bayern x Manchester United</text:p>
      <text:p text:style-name="P6">Atlético Madrid x Juventus</text:p>
      <text:p text:style-name="P3"/>
      <text:p text:style-name="P4">SEGUNDO TURNO</text:p>
      <text:p text:style-name="P4"/>
      <text:p text:style-name="P4">Barcelona x Real Madrid</text:p>
      <text:p text:style-name="P4">Bayern x Atlético Madrid</text:p>
      <text:p text:style-name="P4">Manchester United x Juventus</text:p>
      <text:p text:style-name="P4">Paris Saint-Germain x Arsenal</text:p>
      <text:p text:style-name="P4"/>
      <text:p text:style-name="P4">Real Madrid x Bayern</text:p>
      <text:p text:style-name="P4">Atlético Madrid x Barcelona</text:p>
      <text:p text:style-name="P4">Juventus x Paris Saint-Germain</text:p>
      <text:p text:style-name="P4">Arsenal x Manchester United</text:p>
      <text:p text:style-name="P2"/>
      <text:p text:style-name="P5">Atlético Madrid x Real Madrid</text:p>
      <text:p text:style-name="P5">Barce<text:span text:style-name="T1">l</text:span>o<text:span text:style-name="T1">n</text:span>a x Bayern</text:p>
      <text:p text:style-name="P5">Juventus x Arsenal</text:p>
      <text:p text:style-name="P5"><text:soft-page-break/>Paris Saint-Germain x Manchester United</text:p>
      <text:p text:style-name="P5"/>
      <text:p text:style-name="P5">Real Madrid x Juventus</text:p>
      <text:p text:style-name="P5">Manchester United x Barcelona</text:p>
      <text:p text:style-name="P5">Bayern x Paris Saint-Germain</text:p>
      <text:p text:style-name="P5">Arsenal x Atlético Madrid</text:p>
      <text:p text:style-name="P5"/>
      <text:p text:style-name="P8">Manchester United x Real Madrid</text:p>
      <text:p text:style-name="P8">Juventus x Barcelona</text:p>
      <text:p text:style-name="P8">Arsenal x Bayern</text:p>
      <text:p text:style-name="P8">Paris Saint-Germain x Atlético Madrid</text:p>
      <text:p text:style-name="P5"/>
      <text:p text:style-name="P6">Real Madrid x Paris Saint-Germain</text:p>
      <text:p text:style-name="P6">Barcelona x Arsenal</text:p>
      <text:p text:style-name="P6">Bayern x Juventus</text:p>
      <text:p text:style-name="P6">Atlético Madrid x Manchester United</text:p>
      <text:p text:style-name="P6"/>
      <text:p text:style-name="P6">Arsenal x Real Madrid</text:p>
      <text:p text:style-name="P6">Paris Saint-Germain x Barcelona</text:p>
      <text:p text:style-name="P6">Manchester United x Bayern</text:p>
      <text:p text:style-name="P6">Juventus x Atlético Madri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20:31:46.702000000</meta:creation-date>
    <dc:date>2016-11-03T22:39:17.318000000</dc:date>
    <meta:editing-duration>PT18M12S</meta:editing-duration>
    <meta:editing-cycles>3</meta:editing-cycles>
    <meta:generator>LibreOffice/5.2.0.4$Windows_x86 LibreOffice_project/066b007f5ebcc236395c7d282ba488bca6720265</meta:generator>
    <meta:document-statistic meta:table-count="0" meta:image-count="0" meta:object-count="0" meta:page-count="2" meta:paragraph-count="58" meta:word-count="228" meta:character-count="1485" meta:non-whitespace-character-count="1313"/>
  </office:meta>
</office:document-meta>
</file>